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3pt" style:font-size-asian="13pt" style:font-size-complex="13pt"/>
    </style:style>
    <style:style style:name="P2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988cm" svg:height="1.651cm" svg:x="9.247cm" svg:y="3.54cm">
          <draw:glue-point draw:id="4" svg:x="-5.052cm" svg:y="1.926cm"/>
          <draw:glue-point draw:id="5" svg:x="-4.929cm" svg:y="-1.92cm"/>
          <text:p text:style-name="P1"><text:span text:style-name="T1">Запустить ИН-сети</text:span></text:p>
          <text:p text:style-name="P1"><text:span text:style-name="T1">и оценить их качество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5.969cm" svg:height="1.651cm" svg:x="1.762cm" svg:y="3.54cm">
          <draw:glue-point draw:id="4" svg:x="5cm" svg:y="-1.92cm"/>
          <text:p text:style-name="P1"><text:span text:style-name="T1">Сгенерировать популяцию </text:span></text:p>
          <text:p text:style-name="P1"><text:span text:style-name="T1">случайных програм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7.73cm" svg:y1="4.049cm" svg:x2="9.283cm" svg:y2="4.049cm" draw:start-shape="id1" draw:start-glue-point="4" draw:end-shape="id2" draw:end-glue-point="5" svg:d="m7730 4049h1553">
          <text:p/>
        </draw:connector>
        <draw:custom-shape draw:style-name="gr1" draw:text-style-name="P1" xml:id="id3" draw:id="id3" draw:layer="layout" svg:width="4.953cm" svg:height="1.651cm" svg:x="9.255cm" svg:y="6.334cm">
          <text:p text:style-name="P1"><text:span text:style-name="T1">Разплодить наиболее </text:span></text:p>
          <text:p text:style-name="P1"><text:span text:style-name="T1">годные программ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1.741cm" svg:y1="5.191cm" svg:x2="11.731cm" svg:y2="6.334cm" draw:start-shape="id2" draw:start-glue-point="2" draw:end-shape="id3" svg:d="m11741 5191-10 1143">
          <text:p/>
        </draw:connector>
        <draw:connector draw:style-name="gr2" draw:text-style-name="P2" draw:layer="layout" draw:type="curve" draw:line-skew="-0.598cm" svg:x1="9.255cm" svg:y1="7.159cm" svg:x2="9.247cm" svg:y2="4.682cm" draw:start-shape="id3" draw:start-glue-point="3" draw:end-shape="id2" draw:end-glue-point="4" svg:d="m9255 7159c-1698 0-1694-2477-8-2477">
          <text:p/>
        </draw:connector>
        <draw:custom-shape draw:style-name="gr1" draw:text-style-name="P1" xml:id="id4" draw:id="id4" draw:layer="layout" svg:width="2.54cm" svg:height="1.651cm" svg:x="15.732cm" svg:y="3.54cm">
          <text:p text:style-name="P1"><text:span text:style-name="T1">ИНС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4.235cm" svg:y1="4.365cm" svg:x2="15.732cm" svg:y2="4.365cm" draw:start-shape="id2" draw:end-shape="id4" svg:d="m14235 4365h1497">
          <text:p/>
        </draw:connector>
        <draw:custom-shape draw:style-name="gr3" draw:text-style-name="P2" xml:id="id5" draw:id="id5" draw:layer="layout" svg:width="0.254cm" svg:height="0.254cm" svg:x="15.986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8" draw:id="id8" draw:layer="layout" svg:width="0.254cm" svg:height="0.254cm" svg:x="15.985cm" svg:y="4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9" draw:id="id9" draw:layer="layout" svg:width="0.254cm" svg:height="0.254cm" svg:x="15.985cm" svg:y="4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7" draw:id="id7" draw:layer="layout" svg:width="0.254cm" svg:height="0.254cm" svg:x="16.385cm" svg:y="4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6" draw:id="id6" draw:layer="layout" svg:width="0.254cm" svg:height="0.254cm" svg:x="16.38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0" draw:id="id10" draw:layer="layout" svg:width="0.254cm" svg:height="0.254cm" svg:x="16.785cm" svg:y="4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1" draw:id="id11" draw:layer="layout" svg:width="0.254cm" svg:height="0.254cm" svg:x="16.785cm" svg:y="4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2" draw:id="id12" draw:layer="layout" svg:width="0.254cm" svg:height="0.254cm" svg:x="16.785cm" svg:y="4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3" draw:id="id13" draw:layer="layout" svg:width="0.254cm" svg:height="0.254cm" svg:x="17.185cm" svg:y="4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4" draw:id="id14" draw:layer="layout" svg:width="0.254cm" svg:height="0.254cm" svg:x="17.18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5" draw:id="id15" draw:layer="layout" svg:width="0.254cm" svg:height="0.254cm" svg:x="17.685cm" svg:y="4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6.203cm" svg:y1="4.392cm" svg:x2="16.422cm" svg:y2="4.711cm" draw:start-shape="id5" draw:start-glue-point="9" draw:end-shape="id6" draw:end-glue-point="5" svg:d="m16203 4392 219 319">
          <text:p/>
        </draw:connector>
        <draw:connector draw:style-name="gr4" draw:text-style-name="P2" draw:layer="layout" draw:type="line" svg:x1="16.24cm" svg:y1="4.302cm" svg:x2="16.385cm" svg:y2="4.401cm" draw:start-shape="id5" draw:start-glue-point="10" draw:end-shape="id7" draw:end-glue-point="6" svg:d="m16240 4302 145 99">
          <text:p/>
        </draw:connector>
        <draw:connector draw:style-name="gr4" draw:text-style-name="P2" draw:layer="layout" draw:type="line" svg:x1="16.239cm" svg:y1="4.601cm" svg:x2="16.385cm" svg:y2="4.401cm" draw:start-shape="id8" draw:start-glue-point="10" draw:end-shape="id7" draw:end-glue-point="6" svg:d="m16239 4601 146-200">
          <text:p/>
        </draw:connector>
        <draw:connector draw:style-name="gr4" draw:text-style-name="P2" draw:layer="layout" draw:type="line" svg:x1="16.239cm" svg:y1="4.601cm" svg:x2="16.385cm" svg:y2="4.801cm" draw:start-shape="id8" draw:start-glue-point="10" draw:end-shape="id6" draw:end-glue-point="6" svg:d="m16239 4601 146 200">
          <text:p/>
        </draw:connector>
        <draw:connector draw:style-name="gr4" draw:text-style-name="P2" draw:layer="layout" draw:type="line" svg:x1="16.202cm" svg:y1="4.811cm" svg:x2="16.422cm" svg:y2="4.491cm" draw:start-shape="id9" draw:start-glue-point="11" draw:end-shape="id7" draw:end-glue-point="7" svg:d="m16202 4811 220-320">
          <text:p/>
        </draw:connector>
        <draw:connector draw:style-name="gr4" draw:text-style-name="P2" draw:layer="layout" draw:type="line" svg:x1="16.239cm" svg:y1="4.901cm" svg:x2="16.385cm" svg:y2="4.801cm" draw:start-shape="id9" draw:start-glue-point="10" draw:end-shape="id6" draw:end-glue-point="6" svg:d="m16239 4901 146-100">
          <text:p/>
        </draw:connector>
        <draw:connector draw:style-name="gr4" draw:text-style-name="P2" draw:layer="layout" draw:type="line" svg:x1="16.639cm" svg:y1="4.401cm" svg:x2="16.785cm" svg:y2="4.301cm" draw:start-shape="id7" draw:start-glue-point="10" draw:end-shape="id10" draw:end-glue-point="6" svg:d="m16639 4401 146-100">
          <text:p/>
        </draw:connector>
        <draw:connector draw:style-name="gr4" draw:text-style-name="P2" draw:layer="layout" draw:type="line" svg:x1="16.602cm" svg:y1="4.491cm" svg:x2="16.785cm" svg:y2="4.601cm" draw:start-shape="id7" draw:start-glue-point="9" draw:end-shape="id11" draw:end-glue-point="6" svg:d="m16602 4491 183 110">
          <text:p/>
        </draw:connector>
        <draw:connector draw:style-name="gr4" draw:text-style-name="P2" draw:layer="layout" draw:type="line" svg:x1="16.602cm" svg:y1="4.491cm" svg:x2="16.822cm" svg:y2="4.811cm" draw:start-shape="id7" draw:start-glue-point="9" draw:end-shape="id12" draw:end-glue-point="5" svg:d="m16602 4491 220 320">
          <text:p/>
        </draw:connector>
        <draw:connector draw:style-name="gr4" draw:text-style-name="P2" draw:layer="layout" draw:type="line" svg:x1="16.602cm" svg:y1="4.711cm" svg:x2="16.822cm" svg:y2="4.391cm" draw:start-shape="id6" draw:start-glue-point="11" draw:end-shape="id10" draw:end-glue-point="7" svg:d="m16602 4711 220-320">
          <text:p/>
        </draw:connector>
        <draw:connector draw:style-name="gr4" draw:text-style-name="P2" draw:layer="layout" draw:type="line" svg:x1="16.639cm" svg:y1="4.801cm" svg:x2="16.785cm" svg:y2="4.901cm" draw:start-shape="id6" draw:start-glue-point="10" draw:end-shape="id12" draw:end-glue-point="6" svg:d="m16639 4801 146 100">
          <text:p/>
        </draw:connector>
        <draw:connector draw:style-name="gr4" draw:text-style-name="P2" draw:layer="layout" draw:type="line" svg:x1="16.602cm" svg:y1="4.711cm" svg:x2="16.785cm" svg:y2="4.601cm" draw:start-shape="id6" draw:start-glue-point="11" draw:end-shape="id11" draw:end-glue-point="6" svg:d="m16602 4711 183-110">
          <text:p/>
        </draw:connector>
        <draw:connector draw:style-name="gr4" draw:text-style-name="P2" draw:layer="layout" draw:type="line" svg:x1="17.039cm" svg:y1="4.301cm" svg:x2="17.185cm" svg:y2="4.401cm" draw:start-shape="id10" draw:start-glue-point="10" draw:end-shape="id13" draw:end-glue-point="6" svg:d="m17039 4301 146 100">
          <text:p/>
        </draw:connector>
        <draw:connector draw:style-name="gr4" draw:text-style-name="P2" draw:layer="layout" draw:type="line" svg:x1="17.002cm" svg:y1="4.391cm" svg:x2="17.222cm" svg:y2="4.711cm" draw:start-shape="id10" draw:start-glue-point="9" draw:end-shape="id14" draw:end-glue-point="5" svg:d="m17002 4391 220 320">
          <text:p/>
        </draw:connector>
        <draw:connector draw:style-name="gr4" draw:text-style-name="P2" draw:layer="layout" draw:type="line" svg:x1="17.039cm" svg:y1="4.601cm" svg:x2="17.185cm" svg:y2="4.401cm" draw:start-shape="id11" draw:start-glue-point="10" draw:end-shape="id13" draw:end-glue-point="6" svg:d="m17039 4601 146-200">
          <text:p/>
        </draw:connector>
        <draw:connector draw:style-name="gr4" draw:text-style-name="P2" draw:layer="layout" draw:type="line" svg:x1="17.039cm" svg:y1="4.601cm" svg:x2="17.185cm" svg:y2="4.801cm" draw:start-shape="id11" draw:start-glue-point="10" draw:end-shape="id14" draw:end-glue-point="6" svg:d="m17039 4601 146 200">
          <text:p/>
        </draw:connector>
        <draw:connector draw:style-name="gr4" draw:text-style-name="P2" draw:layer="layout" draw:type="line" svg:x1="17.002cm" svg:y1="4.811cm" svg:x2="17.222cm" svg:y2="4.491cm" draw:start-shape="id12" draw:start-glue-point="11" draw:end-shape="id13" draw:end-glue-point="7" svg:d="m17002 4811 220-320">
          <text:p/>
        </draw:connector>
        <draw:connector draw:style-name="gr4" draw:text-style-name="P2" draw:layer="layout" draw:type="line" svg:x1="17.039cm" svg:y1="4.901cm" svg:x2="17.185cm" svg:y2="4.801cm" draw:start-shape="id12" draw:start-glue-point="10" draw:end-shape="id14" draw:end-glue-point="6" svg:d="m17039 4901 146-100">
          <text:p/>
        </draw:connector>
        <draw:connector draw:style-name="gr4" draw:text-style-name="P2" draw:layer="layout" draw:type="line" svg:x1="17.439cm" svg:y1="4.401cm" svg:x2="17.685cm" svg:y2="4.601cm" draw:start-shape="id13" draw:start-glue-point="10" draw:end-shape="id15" draw:end-glue-point="6" svg:d="m17439 4401 246 200">
          <text:p/>
        </draw:connector>
        <draw:connector draw:style-name="gr4" draw:text-style-name="P2" draw:layer="layout" draw:type="line" svg:x1="17.439cm" svg:y1="4.801cm" svg:x2="17.685cm" svg:y2="4.601cm" draw:start-shape="id14" draw:start-glue-point="10" draw:end-shape="id15" draw:end-glue-point="6" svg:d="m17439 4801 246-2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nil </meta:initial-creator>
    <meta:creation-date>2013-02-22T21:17:45</meta:creation-date>
    <dc:date>2013-02-22T21:44:32</dc:date>
    <dc:creator>Dnil </dc:creator>
    <meta:editing-duration>PT11M17S</meta:editing-duration>
    <meta:editing-cycles>1</meta:editing-cycles>
    <meta:document-statistic meta:object-count="39"/>
    <meta:generator>LibreOffice/3.5$Linux_X86_64 LibreOffice_project/350m1$Build-2</meta:generator>
  </office:meta>
</office:document-meta>
</file>